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4dff" officeooo:paragraph-rsid="001d4df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d4dff" officeooo:paragraph-rsid="001d4df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to Print Two Strings in Different Line in Assembly Language</text:p>
      <text:p text:style-name="P1"/>
      <text:p text:style-name="P2">Code:</text:p>
      <text:p text:style-name="Standard"/>
      <text:p text:style-name="P3">section .data</text:p>
      <text:p text:style-name="P3"/>
      <text:p text:style-name="P3"><text:tab/>message1 db "Hello, World!",10</text:p>
      <text:p text:style-name="P3"><text:tab/>message2 db "I am Mradul.",10</text:p>
      <text:p text:style-name="P3"/>
      <text:p text:style-name="P3">section .txt</text:p>
      <text:p text:style-name="P3"/>
      <text:p text:style-name="P3"><text:tab/>global _start</text:p>
      <text:p text:style-name="P3"><text:tab/>_start:</text:p>
      <text:p text:style-name="P3"/>
      <text:p text:style-name="P3"><text:tab/><text:tab/>mov rax,1</text:p>
      <text:p text:style-name="P3"><text:tab/><text:tab/>mov rdi,1</text:p>
      <text:p text:style-name="P3"><text:tab/><text:tab/>mov rsi,message1</text:p>
      <text:p text:style-name="P3"><text:tab/><text:tab/>mov rdx,14</text:p>
      <text:p text:style-name="P3"><text:tab/><text:tab/>syscall</text:p>
      <text:p text:style-name="P3"/>
      <text:p text:style-name="P3"><text:tab/><text:tab/>mov rax,1</text:p>
      <text:p text:style-name="P3"><text:tab/><text:tab/>mov rdi,1</text:p>
      <text:p text:style-name="P3"><text:tab/><text:tab/>mov rsi,message2</text:p>
      <text:p text:style-name="P3"><text:tab/><text:tab/>mov rdx,13</text:p>
      <text:p text:style-name="Standard"/>
      <text:p text:style-name="Standard"><text:tab/><text:tab/>syscall</text:p>
      <text:p text:style-name="Standard"><text:tab/><text:tab/>mov rax,60</text:p>
      <text:p text:style-name="Standard"><text:tab/><text:tab/>mov rdi,0</text:p>
      <text:p text:style-name="Standard"><text:tab/><text:tab/>sys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0:03:13.474325156</meta:creation-date>
    <dc:date>2019-07-29T00:07:50.816016767</dc:date>
    <meta:editing-duration>PT4M40S</meta:editing-duration>
    <meta:editing-cycles>1</meta:editing-cycles>
    <meta:document-statistic meta:table-count="0" meta:image-count="0" meta:object-count="0" meta:page-count="1" meta:paragraph-count="21" meta:word-count="51" meta:character-count="334" meta:non-whitespace-character-count="274"/>
    <meta:generator>LibreOffice/6.0.7.3$Linux_X86_64 LibreOffice_project/00m0$Build-3</meta:generator>
  </office:meta>
</office:document-meta>
</file>